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arn about one-to-one</text:p>
      <text:p text:style-name="Standard">Learn about one-to-many</text:p>
      <text:p text:style-name="Standard">Foreign key</text:p>
      <text:p text:style-name="Standard">Primary key</text:p>
      <text:p text:style-name="Standard">NOT NULL</text:p>
      <text:p text:style-name="Standard">Represents</text:p>
      <text:p text:style-name="Standard">Learn about data types</text:p>
      <text:p text:style-name="Standard">Get more comfortable with Unit testing</text:p>
      <text:p text:style-name="Standard">SUBSTRING in SQL</text:p>
      <text:p text:style-name="Standard">What is the GO command used for</text:p>
      <text:p text:style-name="Standard">VIEW</text:p>
      <text:p text:style-name="Standard">WITH SCHEMABINDING AS</text:p>
      <text:p text:style-name="Standard">How to connect tables</text:p>
      <text:p text:style-name="Standard">DECLARE @maxid</text:p>
      <text:p text:style-name="Standard">Variables are only temporary</text:p>
      <text:p text:style-name="Standard">How to connect 2 tables</text:p>
      <text:p text:style-name="Standard">Join table</text:p>
      <text:p text:style-name="Standard">Don't make a table for each class</text:p>
      <text:p text:style-name="Standard">SQL Injection</text:p>
      <text:p text:style-name="Standard">INSERT INTO</text:p>
      <text:p text:style-name="Standard"/>
      <text:p text:style-name="Standard">SQL method syntax</text:p>
      <text:p text:style-name="Standard">CREATE FUNCTION the name.NameOfFunction()</text:p>
      <text:p text:style-name="Standard">RETURNS INT</text:p>
      <text:p text:style-name="Standard">AS</text:p>
      <text:p text:style-name="Standard">BEGIN</text:p>
      <text:p text:style-name="Standard">RETURN variable</text:p>
      <text:p text:style-name="Standard">END</text:p>
      <text:p text:style-name="Standard"/>
      <text:p text:style-name="Standard">Call a function</text:p>
      <text:p text:style-name="Standard">SELECT dbo.functionName(parameters)</text:p>
      <text:p text:style-name="Standard">OR</text:p>
      <text:p text:style-name="Standard">PROCEDURE</text:p>
      <text:p text:style-name="Standard">OUTPUT</text:p>
      <text:p text:style-name="Standard"/>
      <text:p text:style-name="Standard">If statement in SQL</text:p>
      <text:p text:style-name="Standard">IF(EXPRESSION)</text:p>
      <text:p text:style-name="Standard">BEGIN</text:p>
      <text:p text:style-name="Standard"><text:tab/>CODE</text:p>
      <text:p text:style-name="Standard">END</text:p>
      <text:p text:style-name="Standard">EXECUTE</text:p>
      <text:p text:style-name="Standard">TRIGGERS</text:p>
      <text:p text:style-name="Standard">WHILE LOOP</text:p>
      <text:p text:style-name="Standard">SET</text:p>
      <text:p text:style-name="Standard">CONSTRAINTS</text:p>
      <text:p text:style-name="Standard">OBJECT_ID</text:p>
      <text:p text:style-name="Standard">COMMIT</text:p>
      <text:p text:style-name="Standard">ROLLBACK</text:p>
      <text:p text:style-name="Standard">SAVEPOINT</text:p>
      <text:p text:style-name="Standard"><text:soft-page-break/></text:p>
      <text:p text:style-name="Standard">Transaction</text:p>
      <text:p text:style-name="Standard">ACID (Properties of Transaction)</text:p>
      <text:p text:style-name="Standard">Atomic, consistent, isolated, durable</text:p>
      <text:p text:style-name="Standard">Isolation levels</text:p>
      <text:p text:style-name="Standard">Anomalies</text:p>
      <text:p text:style-name="Standard">Dirty read</text:p>
      <text:p text:style-name="Standard">read_commited<text:tab/>default on SQL Server</text:p>
      <text:p text:style-name="Standard">read_uncommited</text:p>
      <text:p text:style-name="Standard">Non-repeated read</text:p>
      <text:p text:style-name="Standard">Phantom read</text:p>
      <text:p text:style-name="Standard">Serializable</text:p>
      <text:p text:style-name="Standard"/>
      <text:p text:style-name="Standard">More isolated</text:p>
      <text:p text:style-name="Standard">More locks on parts of the DB<text:tab/>Higher potential for deadlock</text:p>
      <text:p text:style-name="Standard">Lower performace</text:p>
      <text:p text:style-name="Standard"/>
      <text:p text:style-name="Standard">SELECT<text:tab/>Begin transaction stuff</text:p>
      <text:p text:style-name="Standard">stuff</text:p>
      <text:p text:style-name="Standard">SELECT<text:tab/>Commit transaction</text:p>
      <text:p text:style-name="Standard"/>
      <text:p text:style-name="Standard">Functional dependencies</text:p>
      <text:p text:style-name="Standard">Candidate Key for one table or entity</text:p>
      <text:p text:style-name="Standard">Primary key</text:p>
      <text:p text:style-name="Standard">Foreign key</text:p>
      <text:p text:style-name="Standard">Redunciey can cause table issues</text:p>
      <text:p text:style-name="Standard">Anomalimes</text:p>
      <text:p text:style-name="Standard">insert, update, delete</text:p>
      <text:p text:style-name="Standard"/>
      <text:p text:style-name="Standard">1NF</text:p>
      <text:p text:style-name="Standard">all element should have an atomic value</text:p>
      <text:p text:style-name="Standard">no repeating groups in column</text:p>
      <text:p text:style-name="Standard">Each row must be unique</text:p>
      <text:p text:style-name="Standard"/>
      <text:p text:style-name="Standard">2NF</text:p>
      <text:p text:style-name="Standard">1NF</text:p>
      <text:p text:style-name="Standard"/>
      <text:p text:style-name="Standard">3NF</text:p>
      <text:p text:style-name="Standard"/>
      <text:p text:style-name="Standard">Entity framework</text:p>
      <text:p text:style-name="Standard">Before compile time</text:p>
      <text:p text:style-name="Standard"/>
      <text:p text:style-name="Standard"/>
      <text:p text:style-name="Standard">Runtime</text:p>
      <text:p text:style-name="Standard">DBContext</text:p>
      <text:p text:style-name="Standard">DBSets</text:p>
      <text:p text:style-name="Standard">Entities you can alter tables</text:p>
      <text:p text:style-name="Standard"><text:tab/>SQL tables</text:p>
      <text:p text:style-name="Standard"/>
      <text:p text:style-name="Standard"><text:soft-page-break/>1 vs the other – which side is the source of truth, who rules the data stucture</text:p>
      <text:p text:style-name="Standard">Code first</text:p>
      <text:p text:style-name="Standard"/>
      <text:p text:style-name="Standard"/>
      <text:p text:style-name="Standard">DB first</text:p>
      <text:p text:style-name="Standard">Use this is DB is already created</text:p>
      <text:p text:style-name="Standard">or DEV writes SQL</text:p>
      <text:p text:style-name="Standard">Entity properties</text:p>
      <text:p text:style-name="Standard">Business logic library</text:p>
      <text:p text:style-name="Standard">Mapping code</text:p>
      <text:p text:style-name="Standard">Use logging</text:p>
      <text:p text:style-name="Standard">the using stat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Claypool</meta:initial-creator>
    <meta:creation-date>2020-03-20T09:54:11.89</meta:creation-date>
    <dc:date>2020-03-21T10:13:16.11</dc:date>
    <dc:creator>Tyler Claypool</dc:creator>
    <meta:editing-duration>P1DT19M2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3" meta:paragraph-count="94" meta:word-count="255" meta:character-count="1576"/>
  </office:meta>
</office:document-meta>
</file>